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321c4" officeooo:paragraph-rsid="000321c4"/>
    </style:style>
    <style:style style:name="P2" style:family="paragraph" style:parent-style-name="Standard">
      <style:paragraph-properties fo:break-before="page"/>
      <style:text-properties officeooo:rsid="000321c4" officeooo:paragraph-rsid="000321c4"/>
    </style:style>
    <style:style style:name="P3" style:family="paragraph" style:parent-style-name="Text_20_body">
      <style:paragraph-properties fo:padding="0.049cm" fo:border="0.06pt solid #d9d9e3"/>
    </style:style>
    <style:style style:name="P4" style:family="paragraph" style:parent-style-name="Text_20_body">
      <style:text-properties officeooo:rsid="000321c4" officeooo:paragraph-rsid="000321c4"/>
    </style:style>
    <style:style style:name="P5" style:family="paragraph" style:parent-style-name="Text_20_body">
      <style:text-properties officeooo:rsid="00058764" officeooo:paragraph-rsid="00058764"/>
    </style:style>
    <style:style style:name="T1" style:family="text">
      <style:text-properties officeooo:rsid="0003d428"/>
    </style:style>
    <style:style style:name="T2" style:family="text">
      <style:text-properties officeooo:rsid="0003e704"/>
    </style:style>
    <style:style style:name="T3" style:family="text">
      <style:text-properties officeooo:rsid="0004a1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logu1 : </text:p>
      <text:p text:style-name="P1"/>
      <text:p text:style-name="P1">Paul : Take care </text:p>
      <text:p text:style-name="P1"/>
      <text:p text:style-name="P1">Don : Let’s catch cup soon ! Have a safe trip </text:p>
      <text:p text:style-name="P1"/>
      <text:p text:style-name="P1">Paul : Thanks </text:p>
      <text:p text:style-name="P1"/>
      <text:p text:style-name="P1">Don : Good-bye Paul </text:p>
      <text:p text:style-name="P1"/>
      <text:p text:style-name="P1">Paul : Good-bye </text:p>
      <text:p text:style-name="P1"/>
      <text:p text:style-name="P1">Don : See-you soon </text:p>
      <text:p text:style-name="P1"/>
      <text:p text:style-name="P1"/>
      <text:p text:style-name="P1">Dialogu2 :</text:p>
      <text:p text:style-name="P1"/>
      <text:p text:style-name="P1">Dick: Hey, June, I'm back from the library.</text:p>
      <text:p text:style-name="P1"/>
      <text:p text:style-name="P1">Helen Welcome back, Dick. Find what you were looking for?</text:p>
      <text:p text:style-name="P1"/>
      <text:p text:style-name="P1">Dick: Yes, I got the books I needed.</text:p>
      <text:p text:style-name="P1"/>
      <text:p text:style-name="P1">Helen: Anything interesting in those books?</text:p>
      <text:p text:style-name="P1"/>
      <text:p text:style-name="P1">Dick: Well, it's research for a project, so not exactly a thrilling read, but it'll be worth it.</text:p>
      <text:p text:style-name="P1"/>
      <text:p text:style-name="P1">Helen: I see. Let me know if you need any help with your project, Dick.</text:p>
      <text:p text:style-name="P1"/>
      <text:p text:style-name="P1">Dick: Thanks, June, I appreciate that. Will do.</text:p>
      <text:p text:style-name="P1"/>
      <text:p text:style-name="P1"/>
      <text:p text:style-name="P1"/>
      <text:p text:style-name="P1"><text:s text:c="2"/>Dialogu<text:span text:style-name="T1">7</text:span> :</text:p>
      <text:p text:style-name="P1"/>
      <text:p text:style-name="P4">Linda: I can understand why you're worried about the history exam.</text:p>
      <text:p text:style-name="P3">Frank: Yeah, history is not my strong suit. But I'll study hard.</text:p>
      <text:p text:style-name="P3">Linda: That's the spirit! You're going to do just fine.</text:p>
      <text:p text:style-name="P3">Frank: Thanks, Linda. Your support means a lot.</text:p>
      <text:p text:style-name="P3">Linda: Anytime, Frank. We'll study together if you want.</text:p>
      <text:p text:style-name="P3">Frank: That sounds like a great idea. Let's do it!</text:p>
      <text:p text:style-name="Text_20_body"><text:line-break/> <text:span text:style-name="T2">Dialogu</text:span><text:span text:style-name="T3">9</text:span><text:span text:style-name="T2"> : Birthday </text:span></text:p>
      <text:p text:style-name="Text_20_body"/>
      <text:p text:style-name="Text_20_body"/>
      <text:p text:style-name="P3">Patty: It would be fun if you could come.</text:p>
      <text:p text:style-name="P3"><text:soft-page-break/>Susan: I hope so. I'd love to celebrate our birthdays together.</text:p>
      <text:p text:style-name="P3">Patty: Me too! Let's ask our mothers and find out.</text:p>
      <text:p text:style-name="P3">Susan: Sounds like a plan. I can't wait to turn ten.</text:p>
      <text:p text:style-name="P3">Patty: It's going to be a fantastic birthday!</text:p>
      <text:p text:style-name="Text_20_body"/>
      <text:p text:style-name="Text_20_body"/>
      <text:p text:style-name="Text_20_body"/>
      <text:p text:style-name="P5">Dialog 12 : Games </text:p>
      <text:p text:style-name="P5"/>
      <text:p text:style-name="P5">George: Challenge accepted, Joe! Let's set up the chessboard.</text:p>
      <text:p text:style-name="P3">Joe: Great, George. I'll let you go first.</text:p>
      <text:p text:style-name="P3">George: Alright, I'll move my knight.</text:p>
      <text:p text:style-name="P3">Joe: Good choice.</text:p>
      <text:p text:style-name="P3">George: Interesting decision.</text:p>
      <text:p text:style-name="P3">Joe: A classic gesture. But I'm not going to lose.</text:p>
      <text:p text:style-name="P3">George: I see what you're doing. It's going to be a challenging game.</text:p>
      <text:p text:style-name="P5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3:18:09.053544165</meta:creation-date>
    <dc:date>2023-10-19T14:15:28.974525417</dc:date>
    <meta:editing-duration>PT5M59S</meta:editing-duration>
    <meta:editing-cycles>1</meta:editing-cycles>
    <meta:document-statistic meta:table-count="0" meta:image-count="0" meta:object-count="0" meta:page-count="3" meta:paragraph-count="36" meta:word-count="276" meta:character-count="1492" meta:non-whitespace-character-count="1239"/>
    <meta:generator>LibreOffice/7.3.7.2$Linux_X86_64 LibreOffice_project/30$Build-2</meta:generator>
  </office:meta>
</office:document-meta>
</file>